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4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5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4086d" officeooo:paragraph-rsid="0004086d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1"/>
      <text:p text:style-name="P2">Identité</text:p>
      <text:p text:style-name="Standard">Prénom : Jean</text:p>
      <text:p text:style-name="Standard">Nom : Dupont</text:p>
      <text:p text:style-name="Standard">Age : 18 ans</text:p>
      <text:p text:style-name="Standard">sexe : Homme</text:p>
      <text:p text:style-name="Standard">Niveau d'informatique : Utilisateur actif de réseaux sociaux</text:p>
      <text:p text:style-name="Standard"/>
      <text:p text:style-name="P2">Caractéristiques</text:p>
      <text:list xml:id="list5313604227142739993" text:style-name="L1">
        <text:list-item>
          <text:p text:style-name="P4">Aime le sport, voyager</text:p>
        </text:list-item>
        <text:list-item>
          <text:p text:style-name="P4">Passionné de photographie</text:p>
        </text:list-item>
        <text:list-item>
          <text:p text:style-name="P4">Aime partager ses passions</text:p>
        </text:list-item>
      </text:list>
      <text:p text:style-name="Standard"/>
      <text:p text:style-name="P2">Objectifs</text:p>
      <text:list xml:id="list3776724759999434136" text:style-name="L2">
        <text:list-item>
          <text:p text:style-name="P5">Visualiser les photos qu'il a pris lors d'un voyage et ainsi tracer sur une carte l'itinéraire effectué</text:p>
        </text:list-item>
      </text:list>
      <text:p text:style-name="Standard"/>
      <text:p text:style-name="P2">Scénarios</text:p>
      <text:list xml:id="list2504570569547593027" text:style-name="L3">
        <text:list-item>
          <text:p text:style-name="P6">Jean pars en solitaire pour l'Australie dans un voyage d'un mois. 'InstaMap' lui a été recommandé par son <text:s/>agence de voyage</text:p>
        </text:list-item>
        <text:list-item>
          <text:p text:style-name="P6">Ses proches peuvent visualiser dans 'InstaMap' sa progression et l'itinéraire qu'il a pris à partir de ses photos Instagram</text:p>
        </text:list-item>
        <text:list-item>
          <text:p text:style-name="P6">C'est l'histoire d'un voyage racontée le long d'une ligne</text:p>
        </text:list-item>
      </text:list>
      <text:p text:style-name="Standard"/>
      <text:p text:style-name="Standard"/>
      <text:p text:style-name="P1">Analyse des besoins</text:p>
      <text:p text:style-name="P1"/>
      <text:p text:style-name="P20">http://www.askabox.fr/repondre.php?s=188440&amp;r=SPjM47rJE5x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versité du Maine</meta:initial-creator>
    <meta:creation-date>2018-03-15T15:45:40.50</meta:creation-date>
    <dc:date>2018-03-16T16:29:53.920918960</dc:date>
    <meta:editing-duration>PT42M2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14" meta:character-count="721" meta:non-whitespace-character-count="632"/>
  </office:meta>
</office:document-meta>
</file>